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17in"/>
    </style:style>
    <style:style style:name="co2" style:family="table-column">
      <style:table-column-properties fo:break-before="auto" style:column-width="1.0917in"/>
    </style:style>
    <style:style style:name="co3" style:family="table-column">
      <style:table-column-properties fo:break-before="auto" style:column-width="2.622in"/>
    </style:style>
    <style:style style:name="co4" style:family="table-column">
      <style:table-column-properties fo:break-before="auto" style:column-width="1.4917in"/>
    </style:style>
    <style:style style:name="co5" style:family="table-column">
      <style:table-column-properties fo:break-before="auto" style:column-width="0.9457in"/>
    </style:style>
    <style:style style:name="co6" style:family="table-column">
      <style:table-column-properties fo:break-before="auto" style:column-width="2.2417in"/>
    </style:style>
    <style:style style:name="co7" style:family="table-column">
      <style:table-column-properties fo:break-before="auto" style:column-width="0.889in"/>
    </style:style>
    <style:style style:name="co8" style:family="table-column">
      <style:table-column-properties fo:break-before="auto" style:column-width="1.6862in"/>
    </style:style>
    <style:style style:name="co9" style:family="table-column">
      <style:table-column-properties fo:break-before="auto" style:column-width="0.9035in"/>
    </style:style>
    <style:style style:name="co10" style:family="table-column">
      <style:table-column-properties fo:break-before="auto" style:column-width="2.448in"/>
    </style:style>
    <style:style style:name="co11" style:family="table-column">
      <style:table-column-properties fo:break-before="auto" style:column-width="3.4839in"/>
    </style:style>
    <style:style style:name="co12" style:family="table-column">
      <style:table-column-properties fo:break-before="auto" style:column-width="1.2772in"/>
    </style:style>
    <style:style style:name="co13" style:family="table-column">
      <style:table-column-properties fo:break-before="auto" style:column-width="0.7992in"/>
    </style:style>
    <style:style style:name="co14" style:family="table-column">
      <style:table-column-properties fo:break-before="auto" style:column-width="0.7311in"/>
    </style:style>
    <style:style style:name="co15" style:family="table-column">
      <style:table-column-properties fo:break-before="auto" style:column-width="5.5654in"/>
    </style:style>
    <style:style style:name="co16" style:family="table-column">
      <style:table-column-properties fo:break-before="auto" style:column-width="3.5965in"/>
    </style:style>
    <style:style style:name="co17" style:family="table-column">
      <style:table-column-properties fo:break-before="auto" style:column-width="1.15in"/>
    </style:style>
    <style:style style:name="co18" style:family="table-column">
      <style:table-column-properties fo:break-before="auto" style:column-width="1.0626in"/>
    </style:style>
    <style:style style:name="co19" style:family="table-column">
      <style:table-column-properties fo:break-before="auto" style:column-width="0.9264in"/>
    </style:style>
    <style:style style:name="co20" style:family="table-column">
      <style:table-column-properties fo:break-before="auto" style:column-width="1.6472in"/>
    </style:style>
    <style:style style:name="co21" style:family="table-column">
      <style:table-column-properties fo:break-before="auto" style:column-width="3.1484in"/>
    </style:style>
    <style:style style:name="co22" style:family="table-column">
      <style:table-column-properties fo:break-before="auto" style:column-width="1.1016in"/>
    </style:style>
    <style:style style:name="co23" style:family="table-column">
      <style:table-column-properties fo:break-before="auto" style:column-width="3.2547in"/>
    </style:style>
    <style:style style:name="co24" style:family="table-column">
      <style:table-column-properties fo:break-before="auto" style:column-width="0.8929in"/>
    </style:style>
    <style:style style:name="co25" style:family="table-column">
      <style:table-column-properties fo:break-before="auto" style:column-width="0.9252in"/>
    </style:style>
    <style:style style:name="co26" style:family="table-column">
      <style:table-column-properties fo:break-before="auto" style:column-width="3.4311in"/>
    </style:style>
    <style:style style:name="co27" style:family="table-column">
      <style:table-column-properties fo:break-before="auto" style:column-width="3.1091in"/>
    </style:style>
    <style:style style:name="co28" style:family="table-column">
      <style:table-column-properties fo:break-before="auto" style:column-width="1.1075in"/>
    </style:style>
    <style:style style:name="co29" style:family="table-column">
      <style:table-column-properties fo:break-before="auto" style:column-width="1.0217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5839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3in" fo:break-before="auto" style:use-optimal-row-height="true"/>
    </style:style>
    <style:style style:name="ro12" style:family="table-row">
      <style:table-row-properties style:row-height="3.4484in" fo:break-before="auto" style:use-optimal-row-height="true"/>
    </style:style>
    <style:style style:name="ro13" style:family="table-row">
      <style:table-row-properties style:row-height="1.6201in" fo:break-before="auto" style:use-optimal-row-height="true"/>
    </style:style>
    <style:style style:name="ro14" style:family="table-row">
      <style:table-row-properties style:row-height="2.3528in" fo:break-before="auto" style:use-optimal-row-height="true"/>
    </style:style>
    <style:style style:name="ro15" style:family="table-row">
      <style:table-row-properties style:row-height="2.902in" fo:break-before="auto" style:use-optimal-row-height="true"/>
    </style:style>
    <style:style style:name="ro16" style:family="table-row">
      <style:table-row-properties style:row-height="3.2854in" fo:break-before="auto" style:use-optimal-row-height="true"/>
    </style:style>
    <style:style style:name="ro17" style:family="table-row">
      <style:table-row-properties style:row-height="0.4992in" fo:break-before="auto" style:use-optimal-row-height="true"/>
    </style:style>
    <style:style style:name="ro18" style:family="table-row">
      <style:table-row-properties style:row-height="2.4217in" fo:break-before="auto" style:use-optimal-row-height="true"/>
    </style:style>
    <style:style style:name="ro19" style:family="table-row">
      <style:table-row-properties style:row-height="3.1299in" fo:break-before="auto" style:use-optimal-row-height="true"/>
    </style:style>
    <style:style style:name="ro20" style:family="table-row">
      <style:table-row-properties style:row-height="3.3827in" fo:break-before="auto" style:use-optimal-row-height="true"/>
    </style:style>
    <style:style style:name="ro21" style:family="table-row">
      <style:table-row-properties style:row-height="2.7417in" fo:break-before="auto" style:use-optimal-row-height="true"/>
    </style:style>
    <style:style style:name="ro22" style:family="table-row">
      <style:table-row-properties style:row-height="1.1398in" fo:break-before="auto" style:use-optimal-row-height="true"/>
    </style:style>
    <style:style style:name="ro23" style:family="table-row">
      <style:table-row-properties style:row-height="0.8193in" fo:break-before="auto" style:use-optimal-row-height="true"/>
    </style:style>
    <style:style style:name="ro24" style:family="table-row">
      <style:table-row-properties style:row-height="0.6591in" fo:break-before="auto" style:use-optimal-row-height="true"/>
    </style:style>
    <style:style style:name="ro25" style:family="table-row">
      <style:table-row-properties style:row-height="0.9799in" fo:break-before="auto" style:use-optimal-row-height="true"/>
    </style:style>
    <style:style style:name="ro26" style:family="table-row">
      <style:table-row-properties style:row-height="0.339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style:style style:name="ce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11"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Heading_20_1">
      <style:table-cell-properties fo:background-color="#729fcf" style:text-align-source="fix" style:repeat-content="false" fo:padding="0.0138in" style:vertical-align="middle"/>
      <style:paragraph-properties fo:text-align="start" fo:margin-left="0in"/>
      <style:text-properties fo:color="#000000"/>
    </style:style>
    <style:style style:name="ce14" style:family="table-cell" style:parent-style-name="Default">
      <style:table-cell-properties style:text-align-source="fix" style:repeat-content="false" fo:wrap-option="wrap" style:vertical-align="bottom"/>
      <style:paragraph-properties fo:text-align="start" fo:margin-left="0in"/>
      <style:text-properties fo:color="#000000" style:font-name="JetBrains Mono" style:font-name-asian="JetBrains Mono" style:font-name-complex="JetBrains Mono"/>
    </style:style>
    <style:style style:name="ce15" style:family="table-cell" style:parent-style-name="Default">
      <style:table-cell-properties style:text-align-source="fix" style:repeat-content="false" fo:wrap-option="wrap" style:vertical-align="bottom"/>
      <style:paragraph-properties fo:text-align="start" fo:margin-left="0in"/>
      <style:text-properties fo:color="#000000"/>
    </style:style>
    <style:style style:name="ce16"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7" style:family="table-cell" style:parent-style-name="Default"/>
    <style:style style:name="ce18"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9" style:family="table-cell" style:parent-style-name="Default" style:data-style-name="N37"/>
    <style:style style:name="ce20" style:family="table-cell" style:parent-style-name="Default" style:data-style-name="N63"/>
    <style:style style:name="ce21" style:family="table-cell" style:parent-style-name="Default">
      <style:table-cell-properties style:text-align-source="fix" style:repeat-content="false"/>
      <style:paragraph-properties fo:text-align="center" fo:margin-left="0in"/>
    </style:style>
    <style:style style:name="ce22"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23" style:family="table-cell" style:parent-style-name="Default"/>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language="en" fo:country="US"/>
    </style:style>
    <style:style style:name="T2" style:family="text">
      <style:text-properties fo:font-size="10pt" fo:font-weight="normal" fo:font-style="normal" style:font-size-asian="10pt" style:font-size-complex="10pt" style:font-weight-asian="normal" style:font-weight-complex="normal" style:font-style-asian="normal" style:font-style-complex="normal" fo:color="#000000"/>
    </style:style>
    <style:style style:name="T3" style:family="text">
      <style:text-properties fo:font-size="10pt" fo:font-style="normal" style:font-size-asian="10pt" style:font-size-complex="10pt" style:font-style-asian="normal" style:font-style-complex="normal" fo:color="#000000" fo:font-weight="bold" style:font-weight-asian="bold" style:font-weight-complex="bold"/>
    </style:style>
    <style:style style:name="T4" style:family="text">
      <style:text-properties fo:font-size="10pt" fo:font-style="normal" style:font-size-asian="10pt" style:font-size-complex="10pt" style:font-style-asian="normal" style:font-style-complex="normal" fo:color="#000000" fo:font-weight="normal" style:font-weight-asian="normal" style:font-weight-complex="normal"/>
    </style:style>
    <style:style style:name="T5" style:family="text">
      <style:text-properties fo:font-size="10pt" fo:font-weight="normal" fo:font-style="normal" style:font-size-asian="10pt" style:font-size-complex="10pt" style:font-weight-asian="normal" style:font-weight-complex="normal" style:font-style-asian="normal" style:font-style-complex="normal" fo:color="#a9b7c6"/>
    </style:style>
    <style:style style:name="T6" style:family="text">
      <style:text-properties fo:font-size="10pt" fo:font-style="normal" style:font-size-asian="10pt" style:font-size-complex="10pt" style:font-style-asian="normal" style:font-style-complex="normal" fo:font-weight="normal" style:font-weight-asian="normal" style:font-weight-complex="normal" fo:color="#cc7832"/>
    </style:style>
    <style:style style:name="T7" style:family="text">
      <style:text-properties fo:font-size="10pt" fo:font-weight="normal" fo:font-style="normal" style:font-size-asian="10pt" style:font-size-complex="10pt" style:font-weight-asian="normal" style:font-weight-complex="normal" style:font-style-asian="normal" style:font-style-complex="normal"/>
    </style:style>
    <style:style style:name="T8"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3" table:default-cell-style-name="Default"/>
        <table:table-column table:style-name="co7" table:number-columns-repeated="16374" table:default-cell-style-name="ce2"/>
        <table:table-row table:style-name="ro1">
          <table:table-cell table:style-name="ce1" office:value-type="string" calcext:value-type="string">
            <text:p>Requirement</text:p>
          </table:table-cell>
          <table:table-cell table:style-name="ce1" office:value-type="string" calcext:value-type="string">
            <text:p>Group</text:p>
          </table:table-cell>
          <table:table-cell table:style-name="ce1" office:value-type="string" calcext:value-type="string">
            <text:p>Requirement Name</text:p>
          </table:table-cell>
          <table:table-cell table:style-name="ce1" office:value-type="string" calcext:value-type="string">
            <text:p>Test Case</text:p>
          </table:table-cell>
          <table:table-cell table:style-name="ce1" office:value-type="string" calcext:value-type="string">
            <text:p>Suite</text:p>
          </table:table-cell>
          <table:table-cell table:style-name="ce1" office:value-type="string" calcext:value-type="string">
            <text:p>Test Case Name</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table-cell table:formula="of:=VLOOKUP([.A2];[$Requirements.A:$Requirements.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7"/>
        </table:table-row>
        <table:table-row table:style-name="ro2">
          <table:table-cell office:value-type="float" office:value="2" calcext:value-type="float">
            <text:p>2</text:p>
          </table:table-cell>
          <table:table-cell/>
          <table:table-cell table:formula="of:=VLOOKUP([.A3];[$Requirements.A:$Requirements.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4" calcext:value-type="float">
            <text:p>4</text:p>
          </table:table-cell>
          <table:table-cell/>
          <table:table-cell table:formula="of:=VLOOKUP([.A4];[$Requirements.A:$Requirements.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5" calcext:value-type="float">
            <text:p>5</text:p>
          </table:table-cell>
          <table:table-cell/>
          <table:table-cell table:formula="of:=VLOOKUP([.A5];[$Requirements.A:$Requirements.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7"/>
        </table:table-row>
        <table:table-row table:style-name="ro2">
          <table:table-cell office:value-type="float" office:value="5" calcext:value-type="float">
            <text:p>5</text:p>
          </table:table-cell>
          <table:table-cell/>
          <table:table-cell table:formula="of:=VLOOKUP([.A6];[$Requirements.A:$Requirements.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7"/>
        </table:table-row>
        <table:table-row table:style-name="ro2">
          <table:table-cell office:value-type="float" office:value="5" calcext:value-type="float">
            <text:p>5</text:p>
          </table:table-cell>
          <table:table-cell/>
          <table:table-cell table:formula="of:=VLOOKUP([.A7];[$Requirements.A:$Requirements.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7"/>
        </table:table-row>
        <table:table-row table:style-name="ro2">
          <table:table-cell office:value-type="float" office:value="6" calcext:value-type="float">
            <text:p>6</text:p>
          </table:table-cell>
          <table:table-cell/>
          <table:table-cell table:formula="of:=VLOOKUP([.A8];[$Requirements.A:$Requirements.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7"/>
        </table:table-row>
        <table:table-row table:style-name="ro2">
          <table:table-cell office:value-type="float" office:value="1" calcext:value-type="float">
            <text:p>1</text:p>
          </table:table-cell>
          <table:table-cell/>
          <table:table-cell table:formula="of:=VLOOKUP([.A9];[$Requirements.A:$Requirements.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7"/>
        </table:table-row>
        <table:table-row table:style-name="ro3">
          <table:table-cell office:value-type="float" office:value="7" calcext:value-type="float">
            <text:p>7</text:p>
          </table:table-cell>
          <table:table-cell/>
          <table:table-cell table:formula="of:=VLOOKUP([.A10];[$Requirements.A:$Requirements.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7"/>
        </table:table-row>
        <table:table-row table:style-name="ro2">
          <table:table-cell office:value-type="float" office:value="7" calcext:value-type="float">
            <text:p>7</text:p>
          </table:table-cell>
          <table:table-cell/>
          <table:table-cell table:formula="of:=VLOOKUP([.A11];[$Requirements.A:$Requirements.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7"/>
        </table:table-row>
        <table:table-row table:style-name="ro2">
          <table:table-cell office:value-type="float" office:value="8" calcext:value-type="float">
            <text:p>8</text:p>
          </table:table-cell>
          <table:table-cell/>
          <table:table-cell table:formula="of:=VLOOKUP([.A12];[$Requirements.A:$Requirements.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9" calcext:value-type="float">
            <text:p>9</text:p>
          </table:table-cell>
          <table:table-cell/>
          <table:table-cell table:formula="of:=VLOOKUP([.A13];[$Requirements.A:$Requirements.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11" calcext:value-type="float">
            <text:p>11</text:p>
          </table:table-cell>
          <table:table-cell/>
          <table:table-cell table:formula="of:=VLOOKUP([.A14];[$Requirements.A:$Requirements.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0" calcext:value-type="float">
            <text:p>10</text:p>
          </table:table-cell>
          <table:table-cell/>
          <table:table-cell table:formula="of:=VLOOKUP([.A15];[$Requirements.A:$Requirements.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1" calcext:value-type="float">
            <text:p>11</text:p>
          </table:table-cell>
          <table:table-cell/>
          <table:table-cell table:formula="of:=VLOOKUP([.A16];[$Requirements.A:$Requirements.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7"/>
        </table:table-row>
        <table:table-row table:style-name="ro2">
          <table:table-cell office:value-type="float" office:value="11" calcext:value-type="float">
            <text:p>11</text:p>
          </table:table-cell>
          <table:table-cell/>
          <table:table-cell table:formula="of:=VLOOKUP([.A17];[$Requirements.A:$Requirements.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7"/>
        </table:table-row>
        <table:table-row table:style-name="ro2">
          <table:table-cell office:value-type="float" office:value="1" calcext:value-type="float">
            <text:p>1</text:p>
          </table:table-cell>
          <table:table-cell/>
          <table:table-cell table:formula="of:=VLOOKUP([.A18];[$Requirements.A:$Requirements.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7"/>
        </table:table-row>
        <table:table-row table:style-name="ro2">
          <table:table-cell office:value-type="float" office:value="12" calcext:value-type="float">
            <text:p>12</text:p>
          </table:table-cell>
          <table:table-cell/>
          <table:table-cell table:formula="of:=VLOOKUP([.A19];[$Requirements.A:$Requirements.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7"/>
        </table:table-row>
        <table:table-row table:style-name="ro2">
          <table:table-cell office:value-type="float" office:value="12" calcext:value-type="float">
            <text:p>12</text:p>
          </table:table-cell>
          <table:table-cell/>
          <table:table-cell table:formula="of:=VLOOKUP([.A20];[$Requirements.A:$Requirements.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3" calcext:value-type="float">
            <text:p>13</text:p>
          </table:table-cell>
          <table:table-cell/>
          <table:table-cell table:formula="of:=VLOOKUP([.A21];[$Requirements.A:$Requirements.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2];[$Requirements.A:$Requirements.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3];[$Requirements.A:$Requirements.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5" calcext:value-type="float">
            <text:p>15</text:p>
          </table:table-cell>
          <table:table-cell/>
          <table:table-cell table:formula="of:=VLOOKUP([.A24];[$Requirements.A:$Requirements.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7"/>
        </table:table-row>
        <table:table-row table:style-name="ro2">
          <table:table-cell office:value-type="float" office:value="15" calcext:value-type="float">
            <text:p>15</text:p>
          </table:table-cell>
          <table:table-cell/>
          <table:table-cell table:formula="of:=VLOOKUP([.A25];[$Requirements.A:$Requirements.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6];[$Requirements.A:$Requirements.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7];[$Requirements.A:$Requirements.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7"/>
        </table:table-row>
        <table:table-row table:style-name="ro2" table:number-rows-repeated="1048548">
          <table:table-cell table:number-columns-repeated="16383"/>
        </table:table-row>
        <table:table-row table:style-name="ro2">
          <table:table-cell table:number-columns-repeated="16383"/>
        </table:table-row>
      </table:table>
      <table:table table:name="Requirements" table:style-name="ta1">
        <table:table-column table:style-name="co8" table:default-cell-style-name="ce5"/>
        <table:table-column table:style-name="co9" table:default-cell-style-name="ce7"/>
        <table:table-column table:style-name="co10" table:default-cell-style-name="ce7"/>
        <table:table-column table:style-name="co11" table:default-cell-style-name="ce7"/>
        <table:table-column table:style-name="co7" table:number-columns-repeated="16380" table:default-cell-style-name="ce7"/>
        <table:table-row table:style-name="ro1">
          <table:table-cell table:style-name="ce4" office:value-type="string" calcext:value-type="string">
            <text:p>Requirement</text:p>
          </table:table-cell>
          <table:table-cell table:style-name="ce6" office:value-type="string" calcext:value-type="string">
            <text:p>Group</text:p>
          </table:table-cell>
          <table:table-cell table:style-name="ce8" office:value-type="string" calcext:value-type="string">
            <text:p>Name</text:p>
          </table:table-cell>
          <table:table-cell table:style-name="ce8" office:value-type="string" calcext:value-type="string">
            <text:p>Description</text:p>
          </table:table-cell>
          <table:table-cell table:style-name="ce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table:number-columns-repeated="16380"/>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table:number-columns-repeated="16380"/>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table:number-columns-repeated="16380"/>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table:number-columns-repeated="16380"/>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1">insufficient</text:span> step implementation information. Every defect I create must also have priority and severity.</text:p>
          </table:table-cell>
          <table:table-cell table:number-columns-repeated="16380"/>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table:number-columns-repeated="16380"/>
        </table:table-row>
        <table:table-row table:style-name="ro7">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table:number-columns-repeated="16380"/>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table:number-columns-repeated="16380"/>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table:number-columns-repeated="16380"/>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table:number-columns-repeated="16380"/>
        </table:table-row>
        <table:table-row table:style-name="ro7">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table:number-columns-repeated="16380"/>
        </table:table-row>
        <table:table-row table:style-name="ro7">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table:number-columns-repeated="16380"/>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table:number-columns-repeated="16380"/>
        </table:table-row>
        <table:table-row table:style-name="ro8">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table:number-columns-repeated="16380"/>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table:number-columns-repeated="16380"/>
        </table:table-row>
        <table:table-row table:style-name="ro5">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8.7579in" svg:y="6.8102in" draw:caption-point-x="-0.2402in" draw:caption-point-y="0.5945in">
              <dc:date>2022-11-03T00:00:00</dc:date>
              <text:p text:style-name="P1">This requirement will cause database inconsistency. Past test reports may not reflect the state of current test cases. Instead, users should deactivate the old test case and create a new test case. </text:p>
            </office:annotation>
            <text:p>As a tester I expect to be able to edit test cases after they are created. While making edits, I expect to be able to revert my changes to their original values at any point.</text:p>
          </table:table-cell>
          <table:table-cell table:number-columns-repeated="16380"/>
        </table:table-row>
        <table:table-row table:style-name="ro3" table:number-rows-repeated="2">
          <table:table-cell table:number-columns-repeated="16384"/>
        </table:table-row>
        <table:table-row table:style-name="ro2" table:number-rows-repeated="1048556">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table:table-column table:style-name="co12" table:default-cell-style-name="ce12"/>
        <table:table-column table:style-name="co13" table:default-cell-style-name="ce7"/>
        <table:table-column table:style-name="co14" table:default-cell-style-name="ce7"/>
        <table:table-column table:style-name="co15" table:default-cell-style-name="ce15"/>
        <table:table-column table:style-name="co16" table:default-cell-style-name="ce7"/>
        <table:table-column table:style-name="co7" table:number-columns-repeated="16379" table:default-cell-style-name="ce7"/>
        <table:table-row table:style-name="ro9">
          <table:table-cell table:style-name="ce11" office:value-type="string" calcext:value-type="string">
            <text:p>Test Case</text:p>
          </table:table-cell>
          <table:table-cell table:style-name="ce8" office:value-type="string" calcext:value-type="string">
            <text:p>Name</text:p>
          </table:table-cell>
          <table:table-cell table:style-name="ce8" office:value-type="string" calcext:value-type="string">
            <text:p>Suite</text:p>
          </table:table-cell>
          <table:table-cell table:style-name="ce13" office:value-type="string" calcext:value-type="string">
            <text:p>Steps</text:p>
          </table:table-cell>
          <table:table-cell table:style-name="ce9" office:value-type="string" calcext:value-type="string">
            <text:p>Parameters</text:p>
          </table:table-cell>
          <table:table-cell table:style-name="ce9" office:value-type="string" calcext:value-type="string">
            <text:p>Status</text:p>
          </table:table-cell>
          <table:table-cell table:style-name="ce9" office:value-type="string" calcext:value-type="string">
            <text:p>Notes</text:p>
          </table:table-cell>
          <table:table-cell table:style-name="ce10" table:number-columns-repeated="16377"/>
        </table:table-row>
        <table:table-row table:style-name="ro10">
          <table:table-cell office:value-type="float" office:value="1" calcext:value-type="float">
            <text:p>1</text:p>
          </table:table-cell>
          <table:table-cell office:value-type="string" calcext:value-type="string">
            <text:p>Login Correct Username Wrong Password</text:p>
          </table:table-cell>
          <table:table-cell office:value-type="string" calcext:value-type="string">
            <text:p>login</text:p>
          </table:table-cell>
          <table:table-cell table:style-name="ce14" office:value-type="string" calcext:value-type="string">
            <text:p>Given The employee is on the login page</text:p>
            <text:p>When The employee types in g8tor into the username input</text:p>
            <text:p>When The employee types in chomp! into the password input </text:p>
            <text:p>When The employee clicks on the login button </text:p>
            <text:p>Then The employee should see an alert saying they have the wrong password</text:p>
          </table:table-cell>
          <table:table-cell/>
          <table:table-cell office:value-type="string" calcext:value-type="string">
            <text:p>Active</text:p>
          </table:table-cell>
          <table:table-cell table:number-columns-repeated="16378"/>
        </table:table-row>
        <table:table-row table:style-name="ro11">
          <table:table-cell office:value-type="float" office:value="2" calcext:value-type="float">
            <text:p>2</text:p>
          </table:table-cell>
          <table:table-cell office:value-type="string" calcext:value-type="string">
            <text:p>Login Wrong Username</text:p>
          </table:table-cell>
          <table:table-cell office:value-type="string" calcext:value-type="string">
            <text:p>login</text:p>
          </table:table-cell>
          <table:table-cell table:style-name="ce14" office:value-type="string" calcext:value-type="string">
            <text:p>Given The employee is on the login page</text:p>
            <text:p>When The employee types in sicEmDawgs into the username input </text:p>
            <text:p>When The employee types in natchamps into the password input </text:p>
            <text:p>When The employee clicks on the login button </text:p>
            <text:p>Then The employee should see an alert saying no user with that username found</text:p>
          </table:table-cell>
          <table:table-cell/>
          <table:table-cell office:value-type="string" calcext:value-type="string">
            <text:p>Active</text:p>
          </table:table-cell>
          <table:table-cell table:number-columns-repeated="16378"/>
        </table:table-row>
        <table:table-row table:style-name="ro12">
          <table:table-cell office:value-type="float" office:value="3" calcext:value-type="float">
            <text:p>3</text:p>
          </table:table-cell>
          <table:table-cell office:value-type="string" calcext:value-type="string">
            <text:p>Login with correct credentials</text:p>
          </table:table-cell>
          <table:table-cell office:value-type="string" calcext:value-type="string">
            <text:p>login</text:p>
          </table:table-cell>
          <table:table-cell table:style-name="ce14" office:value-type="string" office:string-value="Given The employee is on the login page    When  The employee types &lt;username&gt; into username input     When The employee types &lt;password&gt; into password input    When The employee clicks on the login button    Then the employee should be on the &lt;role&gt; page    Then The employee should see their name &lt;fname&gt; &lt;lname&gt; on the home pageExamples:    | username   | password | role    | fname   | lname     |    | g8tor      | chomp!   | Manager | Patty   | Pastiche  |    | ryeGuy     | coolbeans| Tester  | Fakey   | McFakeFace|    | cavalier89 | alucard  | Tester  | Dracula | Fangs     |" calcext:value-type="string">
            <text:p><text:span text:style-name="T2">Given The employee is on the login page</text:span><text:span text:style-name="T2"/><text:span text:style-name="T2">    When  The employee types &lt;username&gt; into username input </text:span><text:span text:style-name="T2"/><text:span text:style-name="T2">    When The employee types &lt;password&gt; into password input</text:span><text:span text:style-name="T2"/><text:span text:style-name="T2">    When The employee clicks on the login button</text:span><text:span text:style-name="T2"/><text:span text:style-name="T2">    Then the employee should be on the &lt;role&gt; page</text:span><text:span text:style-name="T2"/><text:span text:style-name="T2">    Then The employee should see their name &lt;fname&gt; &lt;lname&gt; on the home page</text:span><text:span text:style-name="T2"/><text:span text:style-name="T2"/><text:span text:style-name="T2">Examples:</text:span><text:span text:style-name="T2"/><text:span text:style-name="T2">    | </text:span><text:span text:style-name="T3">username   </text:span><text:span text:style-name="T4">| </text:span><text:span text:style-name="T3">password </text:span><text:span text:style-name="T4">| </text:span><text:span text:style-name="T3">role    </text:span><text:span text:style-name="T4">| </text:span><text:span text:style-name="T3">fname   </text:span><text:span text:style-name="T4">| </text:span><text:span text:style-name="T3">lname     </text:span><text:span text:style-name="T4">|</text:span><text:span text:style-name="T4"/><text:span text:style-name="T4">    | </text:span><text:span text:style-name="T3">g8tor      </text:span><text:span text:style-name="T4">| </text:span><text:span text:style-name="T3">chomp!   </text:span><text:span text:style-name="T4">| </text:span><text:span text:style-name="T3">Manager </text:span><text:span text:style-name="T4">| </text:span><text:span text:style-name="T3">Patty   </text:span><text:span text:style-name="T4">| </text:span><text:span text:style-name="T3">Pastiche  </text:span><text:span text:style-name="T4">|</text:span><text:span text:style-name="T4"/><text:span text:style-name="T4">    | </text:span><text:span text:style-name="T3">ryeGuy     </text:span><text:span text:style-name="T4">| </text:span><text:span text:style-name="T3">coolbeans</text:span><text:span text:style-name="T4">| </text:span><text:span text:style-name="T3">Tester  </text:span><text:span text:style-name="T4">| </text:span><text:span text:style-name="T3">Fakey   </text:span><text:span text:style-name="T4">| </text:span><text:span text:style-name="T3">McFakeFace</text:span><text:span text:style-name="T4">|</text:span><text:span text:style-name="T4"/><text:span text:style-name="T4">    | </text:span><text:span text:style-name="T3">cavalier89 </text:span><text:span text:style-name="T4">| </text:span><text:span text:style-name="T3">alucard  </text:span><text:span text:style-name="T4">| </text:span><text:span text:style-name="T3">Tester  </text:span><text:span text:style-name="T4">| </text:span><text:span text:style-name="T3">Dracula </text:span><text:span text:style-name="T4">| </text:span><text:span text:style-name="T3">Fangs     </text:span><text:span text:style-name="T4">|</text:span></text:p>
          </table:table-cell>
          <table:table-cell office:value-type="string" calcext:value-type="string">
            <text:p>username, password,role, fname, lname</text:p>
          </table:table-cell>
          <table:table-cell office:value-type="string" calcext:value-type="string">
            <text:p>Active</text:p>
          </table:table-cell>
          <table:table-cell table:number-columns-repeated="16378"/>
        </table:table-row>
        <table:table-row table:style-name="ro13">
          <table:table-cell office:value-type="float" office:value="4" calcext:value-type="float">
            <text:p>4</text:p>
          </table:table-cell>
          <table:table-cell office:value-type="string" calcext:value-type="string">
            <text:p>Assign Defect</text:p>
          </table:table-cell>
          <table:table-cell office:value-type="string" calcext:value-type="string">
            <text:p>defect</text:p>
          </table:table-cell>
          <table:table-cell table:style-name="ce14" office:value-type="string" calcext:value-type="string">
            <text:p>Given The manager is logged in as a manager </text:p>
            <text:p>Given The manager is on the home page</text:p>
            <text:p>Then The manager should see pending defects</text:p>
            <text:p>When The manager clicks on the select button for a defect </text:p>
            <text:p>Then The defect description should appear in bold</text:p>
            <text:p>When The manager selects an tester from the drop down</text:p>
            <text:p>When The manager clicks assign </text:p>
            <text:p>Then The defect should disappear from the list </text:p>
            <text:p>Given The assigned tester is on their home page </text:p>
            <text:p>Then The tester should see the pending defect</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5">
          <table:table-cell office:value-type="float" office:value="5" calcext:value-type="float">
            <text:p>5</text:p>
          </table:table-cell>
          <table:table-cell office:value-type="string" calcext:value-type="string">
            <text:p>Change Status</text:p>
          </table:table-cell>
          <table:table-cell office:value-type="string" calcext:value-type="string">
            <text:p>defect</text:p>
          </table:table-cell>
          <table:table-cell office:value-type="string" calcext:value-type="string">
            <text:p>Given The tester is on the Home Page </text:p>
            <text:p>Then The tester can can see only defects assigned to them</text:p>
            <text:p>When The tester changes to defect to any status </text:p>
            <text:p>Then The tester should see the defect has a different status</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14">
          <table:table-cell office:value-type="float" office:value="6" calcext:value-type="float">
            <text:p>6</text:p>
          </table:table-cell>
          <table:table-cell office:value-type="string" calcext:value-type="string">
            <text:p>Steps too shor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meh</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15">
          <table:table-cell office:value-type="float" office:value="7" calcext:value-type="float">
            <text:p>7</text:p>
          </table:table-cell>
          <table:table-cell office:value-type="string" calcext:value-type="string">
            <text:p>No Date Selected</text:p>
          </table:table-cell>
          <table:table-cell office:value-type="string" calcext:value-type="string">
            <text:p>defect</text:p>
          </table:table-cell>
          <table:table-cell table:style-name="ce14" office:value-type="string" calcext:value-type="string">
            <text:p>Given The employee is on the Defect Reporter Pag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16">
          <table:table-cell office:value-type="float" office:value="8" calcext:value-type="float">
            <text:p>8</text:p>
          </table:table-cell>
          <table:table-cell office:value-type="string" calcext:value-type="string">
            <text:p>Report New Defec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There should be a confirmation box </text:p>
            <text:p>When The employee clicks Ok </text:p>
            <text:p>Then A modal should appear with a Defect ID</text:p>
            <text:p>When The employee clicks close</text:p>
            <text:p>Then The modal should disappear</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6">
          <table:table-cell office:value-type="float" office:value="9" calcext:value-type="float">
            <text:p>9</text:p>
          </table:table-cell>
          <table:table-cell office:value-type="string" calcext:value-type="string">
            <text:p>Create a New Matrix</text:p>
          </table:table-cell>
          <table:table-cell office:value-type="string" calcext:value-type="string">
            <text:p>matrix</text:p>
          </table:table-cell>
          <table:table-cell office:value-type="string" calcext:value-type="string">
            <text:p>Given A manager is on their home page</text:p>
            <text:p>Then A manager can pull up a form to make a new matrix </text:p>
            <text:p>When A manager creates a title for a matrix </text:p>
            <text:p>When A manager adds requirements to a matrix</text:p>
            <text:p>When A manager saves a matrix </text:p>
            <text:p>Then The matrix should be visible for all testers and managers</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5">
          <table:table-cell office:value-type="float" office:value="10" calcext:value-type="float">
            <text:p>10</text:p>
          </table:table-cell>
          <table:table-cell office:value-type="string" calcext:value-type="string">
            <text:p>Update Defects</text:p>
          </table:table-cell>
          <table:table-cell office:value-type="string" calcext:value-type="string">
            <text:p>matrix</text:p>
          </table:table-cell>
          <table:table-cell office:value-type="string" calcext:value-type="string">
            <text:p>Given A manager or tester has selected a matrix</text:p>
            <text:p>When A manager or tester adds or removes defects</text:p>
            <text:p>When A manager or tester confirms their changes </text:p>
            <text:p>Then Then the matrix should saved  </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5">
          <table:table-cell office:value-type="float" office:value="11" calcext:value-type="float">
            <text:p>11</text:p>
          </table:table-cell>
          <table:table-cell office:value-type="string" calcext:value-type="string">
            <text:p>Update Test Cases</text:p>
          </table:table-cell>
          <table:table-cell office:value-type="string" calcext:value-type="string">
            <text:p>matrix</text:p>
          </table:table-cell>
          <table:table-cell office:value-type="string" calcext:value-type="string">
            <text:p>Given A manager or tester has selected a matrix</text:p>
            <text:p>When A manager or tester adds or removes Test Cases</text:p>
            <text:p>When A manager or tester confirms their changes </text:p>
            <text:p>Then Then the matrix should saved</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7">
          <table:table-cell office:value-type="float" office:value="12" calcext:value-type="float">
            <text:p>12</text:p>
          </table:table-cell>
          <table:table-cell office:value-type="string" calcext:value-type="string">
            <text:p>Logged in as a Manager</text:p>
          </table:table-cell>
          <table:table-cell office:value-type="string" calcext:value-type="string">
            <text:p>navigation</text:p>
          </table:table-cell>
          <table:table-cell office:value-type="string" calcext:value-type="string">
            <text:p>Given The manager is logged in as a manager </text:p>
            <text:p>Given The manager is on the home page</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17">
          <table:table-cell office:value-type="float" office:value="13" calcext:value-type="float">
            <text:p>13</text:p>
          </table:table-cell>
          <table:table-cell office:value-type="string" calcext:value-type="string">
            <text:p>Home Page Links Visible</text:p>
          </table:table-cell>
          <table:table-cell office:value-type="string" calcext:value-type="string">
            <text:p>navigation</text:p>
          </table:table-cell>
          <table:table-cell office:value-type="string" office:string-value="Then The manager should see links for Matrices, Test Cases, Defect Reporting and Defect Overview " calcext:value-type="string">
            <text:p><text:span text:style-name="T2">Then The manager should see links for Matrices, Test Cases, Defect Reporting and Defect Overview </text:span><text:span text:style-name="T5"/></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10">
          <table:table-cell office:value-type="float" office:value="14" calcext:value-type="float">
            <text:p>14</text:p>
          </table:table-cell>
          <table:table-cell office:value-type="string" calcext:value-type="string">
            <text:p>Back Navigation</text:p>
          </table:table-cell>
          <table:table-cell office:value-type="string" calcext:value-type="string">
            <text:p>navigation</text:p>
          </table:table-cell>
          <table:table-cell office:value-type="string" calcext:value-type="string">
            <text:p>When The manager clicks on Matrices </text:p>
            <text:p>Then The title of the page should be Matrix Page </text:p>
            <text:p>When The manager clicks the browser back button </text:p>
            <text:p>Then The manager should be on the home page and the title of page is Home </text:p>
            <text:p>When The manager clicks on Test Cases</text:p>
            <text:p>When The manager clicks the browser back button </text:p>
            <text:p>Then The manager should be on the home page and the title of page is Home </text:p>
            <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18">
          <table:table-cell office:value-type="float" office:value="15" calcext:value-type="float">
            <text:p>15</text:p>
          </table:table-cell>
          <table:table-cell office:value-type="string" calcext:value-type="string">
            <text:p>All Links Viable</text:p>
          </table:table-cell>
          <table:table-cell office:value-type="string" calcext:value-type="string">
            <text:p>navigation</text:p>
          </table:table-cell>
          <table:table-cell office:value-type="string" office:string-value="Scenario Outline: All Links Viable     Then The manager should see links for Matrices, Test Cases, Defect Reporting and Defect Overview     When The manager clicks on &lt;link&gt;    Then The title of page should be &lt;title&gt;Examples:    | link           | title               |     | Matrices       | Matrix Overivew     |    | Test Cases     | Test Case Overivew  |     | Report a Defect| Defect Reporter     |    | Defect Overview| Defect Overview     |" calcext:value-type="string">
            <text:p><text:span text:style-name="T2">Scenario Outline: All Links Viable </text:span><text:span text:style-name="T2"/><text:span text:style-name="T2">    Then The manager should see links for Matrices, Test Cases, Defect Reporting and Defect Overview </text:span><text:span text:style-name="T2"/><text:span text:style-name="T2">    When The manager clicks on &lt;link&gt;</text:span><text:span text:style-name="T2"/><text:span text:style-name="T2">    Then The title of page should be &lt;title&gt;</text:span><text:span text:style-name="T2"/><text:span text:style-name="T2"/><text:span text:style-name="T2">Examples:</text:span><text:span text:style-name="T2"/><text:span text:style-name="T2">    | </text:span><text:span text:style-name="T3">link           </text:span><text:span text:style-name="T4">| </text:span><text:span text:style-name="T3">title               </text:span><text:span text:style-name="T4">| </text:span><text:span text:style-name="T4"/><text:span text:style-name="T4">    | </text:span><text:span text:style-name="T3">Matrices       </text:span><text:span text:style-name="T4">| </text:span><text:span text:style-name="T3">Matrix Overivew     </text:span><text:span text:style-name="T4">|</text:span><text:span text:style-name="T4"/><text:span text:style-name="T4">    | </text:span><text:span text:style-name="T3">Test Cases     </text:span><text:span text:style-name="T4">| </text:span><text:span text:style-name="T3">Test Case Overivew  </text:span><text:span text:style-name="T4">| </text:span><text:span text:style-name="T4"/><text:span text:style-name="T4">    | </text:span><text:span text:style-name="T3">Report a Defect</text:span><text:span text:style-name="T4">| </text:span><text:span text:style-name="T3">Defect Reporter     </text:span><text:span text:style-name="T4">|</text:span><text:span text:style-name="T4"/><text:span text:style-name="T4">    | </text:span><text:span text:style-name="T3">Defect Overview</text:span><text:span text:style-name="T4">| </text:span><text:span text:style-name="T3">Defect Overview     </text:span><text:span text:style-name="T4">|</text:span><text:span text:style-name="T4"/><text:span text:style-name="T6"/><text:span text:style-name="T6"/></text:p>
          </table:table-cell>
          <table:table-cell office:value-type="string" calcext:value-type="string">
            <text:p>username, password, link, title</text:p>
          </table:table-cell>
          <table:table-cell office:value-type="string" calcext:value-type="string">
            <text:p>Active</text:p>
          </table:table-cell>
          <table:table-cell table:number-columns-repeated="16378"/>
        </table:table-row>
        <table:table-row table:style-name="ro19">
          <table:table-cell office:value-type="float" office:value="16" calcext:value-type="float">
            <text:p>16</text:p>
          </table:table-cell>
          <table:table-cell office:value-type="string" calcext:value-type="string">
            <text:p>Add A Test Case</text:p>
          </table:table-cell>
          <table:table-cell office:value-type="string" calcext:value-type="string">
            <text:p>testcases</text:p>
          </table:table-cell>
          <table:table-cell office:value-type="string" calcext:value-type="string">
            <text:p>Given The tester is on the test case dashboard </text:p>
            <text:p>When The tester types "Description" into input with </text:p>
            <text:p>"""</text:p>
            <text:p>Verify that usernames cannot have illegal characters</text:p>
            <text:p>"""</text:p>
            <text:p>When The tester types "Steps" into input with  </text:p>
            <text:p>"""</text:p>
            <text:p>1. Go to create a new account page </text:p>
            <text:p>2. create several users with each username having 1 illegal character</text:p>
            <text:p>3. Make sure none of them are successful</text:p>
            <text:p>illegal characters: $, #, /, &lt;, &gt;, (, ), ^</text:p>
            <text:p>"""</text:p>
            <text:p>When The tester presses the submit button </text:p>
            <text:p>Then The test case should appear at the bottom of the table</text:p>
            <text:p>Then The test case result should say UNEXECUTED</text:p>
            <text:p>When The tester presses on details</text:p>
            <text:p>Then A test case modal should appear showing the case ID</text:p>
            <text:p>Then The performed by field should say No One </text:p>
            <text:p>When The tester presses the close buttton</text:p>
            <text:p>Then The Modal Should be closed</text:p>
          </table:table-cell>
          <table:table-cell/>
          <table:table-cell office:value-type="string" calcext:value-type="string">
            <text:p>Active</text:p>
          </table:table-cell>
          <table:table-cell table:number-columns-repeated="16378"/>
        </table:table-row>
        <table:table-row table:style-name="ro20">
          <table:table-cell office:value-type="float" office:value="17" calcext:value-type="float">
            <text:p>17</text:p>
          </table:table-cell>
          <table:table-cell office:value-type="string" calcext:value-type="string">
            <text:p>Edit Existing Case</text:p>
          </table:table-cell>
          <table:table-cell office:value-type="string" calcext:value-type="string">
            <text:p>testcases</text:p>
          </table:table-cell>
          <table:table-cell office:value-type="string" office:string-value="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 calcext:value-type="string">
            <text:p><text:span text:style-name="T7">Given The tester is on the test case dashboard</text:span><text:span text:style-name="T7"/><text:span text:style-name="T7">When The tester clicks on details </text:span><text:span text:style-name="T7"/><text:span text:style-name="T7">Then A test case modal should appear showing the case ID</text:span><text:span text:style-name="T7"/><text:span text:style-name="T7">When The Tester clicks on edit within the modal </text:span><text:span text:style-name="T7"/><text:span text:style-name="T7">Then The Tester should be on the case editor for that case </text:span><text:span text:style-name="T7"/><text:span text:style-name="T7">Then The fields should be uneditable</text:span><text:span text:style-name="T7"/><text:span text:style-name="T7">When The tester clicks on the edit button</text:span><text:span text:style-name="T7"/><text:span text:style-name="T7">Then The test case fields should be editable</text:span><text:span text:style-name="T7"/><text:span text:style-name="T7">When The tester types in a new description into the description text area</text:span><text:span text:style-name="T7"/><text:span text:style-name="T7">When The tester types in a new steps into the steps text area</text:span><text:span text:style-name="T7"/><text:span text:style-name="T7">When The tester clicks on the automated check mark </text:span><text:span text:style-name="T7"/><text:span text:style-name="T7">When The tester selects ryeGuy for performed from drop down </text:span><text:span text:style-name="T7"/><text:span text:style-name="T7">When The tester selects FAIL for test result from drop down </text:span><text:span text:style-name="T7"/><text:span text:style-name="T7">When The tester types in a new summary into the summary text area</text:span><text:span text:style-name="T7"/><text:span text:style-name="T7">When The tester clicks save on test case page </text:span><text:span text:style-name="T7"/><text:span text:style-name="T7">Then A confirmation prompt should appear </text:span><text:span text:style-name="T7"/><text:span text:style-name="T7">When The tester clicks on Ok </text:span><text:span text:style-name="T7"/><text:span text:style-name="T7">Then An alert says the test case has been saved </text:span><text:span text:style-name="T7"/><text:span text:style-name="T7">Then The fields should be uneditable</text:span></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18">
          <table:table-cell office:value-type="float" office:value="18" calcext:value-type="float">
            <text:p>18</text:p>
          </table:table-cell>
          <table:table-cell office:value-type="string" calcext:value-type="string">
            <text:p>Reset Test Case</text:p>
          </table:table-cell>
          <table:table-cell office:value-type="string" calcext:value-type="string">
            <text:p>testcases</text:p>
          </table:table-cell>
          <table:table-cell office:value-type="string" office:string-value="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 calcext:value-type="string">
            <text:p><text:span text:style-name="T7">Given the tester is on the test case editor for a specific test case </text:span><text:span text:style-name="T7"/><text:span text:style-name="T7">Then The fields should be uneditable</text:span><text:span text:style-name="T7"/><text:span text:style-name="T7">When The Tester clicks on the edit button </text:span><text:span text:style-name="T7"/><text:span text:style-name="T7">Then The test case fields should be editable</text:span><text:span text:style-name="T7"/><text:span text:style-name="T7">When The tester types in a new description into the description text area</text:span><text:span text:style-name="T7"/><text:span text:style-name="T7">When The tester types in a new steps into the steps text area</text:span><text:span text:style-name="T7"/><text:span text:style-name="T7">When The tester clicks on the automated check mark </text:span><text:span text:style-name="T7"/><text:span text:style-name="T7">When The tester selects ryeGuy for performed from drop down </text:span><text:span text:style-name="T7"/><text:span text:style-name="T7">When The tester selects FAIL for test result from drop down </text:span><text:span text:style-name="T7"/><text:span text:style-name="T7">When The tester types in a new summary into the summary text area</text:span><text:span text:style-name="T7"/><text:span text:style-name="T7">When The tester clicks on the reset button </text:span><text:span text:style-name="T7"/><text:span text:style-name="T7">Then The fields should be populated to their old values </text:span><text:span text:style-name="T7"/><text:span text:style-name="T7">Then The fields should be uneditable</text:span></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21">
          <table:table-cell office:value-type="float" office:value="19" calcext:value-type="float">
            <text:p>19</text:p>
          </table:table-cell>
          <table:table-cell office:value-type="string" calcext:value-type="string">
            <text:p>Description too short</text:p>
          </table:table-cell>
          <table:table-cell office:value-type="string" calcext:value-type="string">
            <text:p>defect</text:p>
          </table:table-cell>
          <table:table-cell office:value-type="string" office:string-value="Given The employee is on the Defect Reporter Page When The employee selects todays date When The employee types in &quot;Description&quot; with    &quot;&quot;&quot;    meh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No confirmation dialog appears" calcext:value-type="string">
            <text:p><text:span text:style-name="T7">Given The employee is on the Defect Reporter Page </text:span><text:span text:style-name="T7"/><text:span text:style-name="T7">When The employee selects todays date </text:span><text:span text:style-name="T7"/><text:span text:style-name="T7">When The employee types in "Description" with</text:span><text:span text:style-name="T7"/><text:span text:style-name="T7">    """</text:span><text:span text:style-name="T7"/><text:span text:style-name="T7">    meh</text:span><text:span text:style-name="T7"/><text:span text:style-name="T7">    """</text:span><text:span text:style-name="T7"/><text:span text:style-name="T7">When The employee types in "Steps" with </text:span><text:span text:style-name="T7"/><text:span text:style-name="T7">    """</text:span><text:span text:style-name="T7"/><text:span text:style-name="T7">    1. User creates a new account</text:span><text:span text:style-name="T7"/><text:span text:style-name="T7">    2. User reloads the new user page</text:span><text:span text:style-name="T7"/><text:span text:style-name="T7">    3. User creates an account with same username but different password</text:span><text:span text:style-name="T7"/><text:span text:style-name="T7">    """</text:span><text:span text:style-name="T7"/><text:span text:style-name="T7">When The employee selects high priority </text:span><text:span text:style-name="T7"/><text:span text:style-name="T7">When The employee selects low severity </text:span><text:span text:style-name="T7"/><text:span text:style-name="T7">When The employee clicks the report button </text:span><text:span text:style-name="T7"/><text:span text:style-name="T7">Then No confirmation dialog appears</text:span></text:p>
          </table:table-cell>
          <table:table-cell office:value-type="string" calcext:value-type="string">
            <text:p>username, password</text:p>
          </table:table-cell>
          <table:table-cell office:value-type="string" calcext:value-type="string">
            <text:p>Active</text:p>
          </table:table-cell>
          <table:table-cell table:number-columns-repeated="16378"/>
        </table:table-row>
        <table:table-row table:style-name="ro2" table:number-rows-repeated="1048555">
          <table:table-cell table:number-columns-repeated="16384"/>
        </table:table-row>
        <table:table-row table:style-name="ro2">
          <table:table-cell table:number-columns-repeated="16384"/>
        </table:table-row>
        <calcext:conditional-formats>
          <calcext:conditional-format calcext:target-range-address="'Test Cases'.A1:'Test Cases'.A1048576">
            <calcext:condition calcext:apply-style-name="Bad" calcext:value="duplicate" calcext:base-cell-address="'Test Cases'.A1"/>
          </calcext:conditional-format>
        </calcext:conditional-formats>
      </table:table>
      <table:table table:name="Test Reports" table:style-name="ta1">
        <table:table-column table:style-name="co17" table:default-cell-style-name="ce17"/>
        <table:table-column table:style-name="co4"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ce2"/>
        <table:table-column table:style-name="co7" table:number-columns-repeated="16374" table:default-cell-style-name="Default"/>
        <table:table-row table:style-name="ro1">
          <table:table-cell table:style-name="ce16" office:value-type="string" calcext:value-type="string">
            <text:p>Report</text:p>
          </table:table-cell>
          <table:table-cell table:style-name="ce18" office:value-type="string" calcext:value-type="string">
            <text:p>Test Case</text:p>
          </table:table-cell>
          <table:table-cell table:style-name="ce18" office:value-type="string" calcext:value-type="string">
            <text:p>Tester</text:p>
          </table:table-cell>
          <table:table-cell table:style-name="ce18" office:value-type="string" calcext:value-type="string">
            <text:p>Style</text:p>
          </table:table-cell>
          <table:table-cell table:style-name="ce18" office:value-type="string" calcext:value-type="string">
            <text:p>Date</text:p>
          </table:table-cell>
          <table:table-cell table:style-name="ce18" office:value-type="string" calcext:value-type="string">
            <text:p>Time</text:p>
          </table:table-cell>
          <table:table-cell table:style-name="ce18" office:value-type="string" calcext:value-type="string">
            <text:p>Parameters</text:p>
          </table:table-cell>
          <table:table-cell table:style-name="ce18" office:value-type="string" calcext:value-type="string">
            <text:p>Result</text:p>
          </table:table-cell>
          <table:table-cell table:style-name="ce18" office:value-type="string" calcext:value-type="string">
            <text:p>Summary</text:p>
          </table:table-cell>
          <table:table-cell table:style-name="ce21" table:number-columns-repeated="16374"/>
        </table:table-row>
        <table:table-row table:style-name="ro22">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4"/>
        </table:table-row>
        <table:table-row table:style-name="ro23">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4"/>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 Manager, Patty, Pastiche</text:p>
          </table:table-cell>
          <table:table-cell office:value-type="string" calcext:value-type="string">
            <text:p>pass</text:p>
          </table:table-cell>
          <table:table-cell table:number-columns-repeated="16375"/>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5"/>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5"/>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4">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4"/>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chomp!</text:p>
          </table:table-cell>
          <table:table-cell office:value-type="string" calcext:value-type="string">
            <text:p>pass</text:p>
          </table:table-cell>
          <table:table-cell table:number-columns-repeated="16375"/>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5">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4"/>
        </table:table-row>
        <table:table-row table:style-name="ro25">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4"/>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1" calcext:value-type="float">
            <text:p>21</text:p>
          </table:table-cell>
          <table:table-cell office:value-type="float" office:value="18" calcext:value-type="float">
            <text:p>1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11H41M00S" calcext:value-type="time">
            <text:p>11:41: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number-rows-repeated="1048553">
          <table:table-cell table:number-columns-repeated="16383"/>
        </table:table-row>
        <table:table-row table:style-name="ro2">
          <table:table-cell table:number-columns-repeated="16383"/>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table:table-column table:style-name="co24" table:default-cell-style-name="ce23"/>
        <table:table-column table:style-name="co25" table:default-cell-style-name="Default"/>
        <table:table-column table:style-name="co26" table:default-cell-style-name="ce2"/>
        <table:table-column table:style-name="co27" table:default-cell-style-name="ce2"/>
        <table:table-column table:style-name="co28" table:default-cell-style-name="Default"/>
        <table:table-column table:style-name="co29" table:default-cell-style-name="Default"/>
        <table:table-column table:style-name="co9" table:default-cell-style-name="Default"/>
        <table:table-row table:style-name="ro1">
          <table:table-cell table:style-name="ce22" office:value-type="string" calcext:value-type="string">
            <text:p>Defect</text:p>
          </table:table-cell>
          <table:table-cell table:style-name="ce18" office:value-type="string" calcext:value-type="string">
            <text:p>Found</text:p>
          </table:table-cell>
          <table:table-cell table:style-name="ce18" office:value-type="string" calcext:value-type="string">
            <text:p>Description</text:p>
          </table:table-cell>
          <table:table-cell table:style-name="ce18" office:value-type="string" calcext:value-type="string">
            <text:p>Steps to Reproduce</text:p>
          </table:table-cell>
          <table:table-cell table:style-name="ce18" office:value-type="string" calcext:value-type="string">
            <text:p>Severity</text:p>
          </table:table-cell>
          <table:table-cell table:style-name="ce18" office:value-type="string" calcext:value-type="string">
            <text:p>Priority</text:p>
          </table:table-cell>
          <table:table-cell table:style-name="ce18" office:value-type="string" calcext:value-type="string">
            <text:p>Status</text:p>
          </table:table-cell>
        </table:table-row>
        <table:table-row table:style-name="ro26">
          <table:table-cell office:value-type="float" office:value="1" calcext:value-type="float">
            <text:p>1</text:p>
          </table:table-cell>
          <table:table-cell table:style-name="ce19"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19"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25">
          <table:table-cell office:value-type="float" office:value="3" calcext:value-type="float">
            <text:p>3</text:p>
          </table:table-cell>
          <table:table-cell table:style-name="ce19"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17">
          <table:table-cell office:value-type="float" office:value="4" calcext:value-type="float">
            <text:p>4</text:p>
          </table:table-cell>
          <table:table-cell table:style-name="ce19"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8">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5">
          <table:table-cell office:value-type="float" office:value="5" calcext:value-type="float">
            <text:p>5</text:p>
          </table:table-cell>
          <table:table-cell table:style-name="ce19"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7">
          <table:table-cell office:value-type="float" office:value="6" calcext:value-type="float">
            <text:p>6</text:p>
          </table:table-cell>
          <table:table-cell table:style-name="ce19"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7">
          <table:table-cell office:value-type="float" office:value="7" calcext:value-type="float">
            <text:p>7</text:p>
          </table:table-cell>
          <table:table-cell table:style-name="ce19"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 table:number-rows-repeated="1048567">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F1048576" table:display-filter-buttons="true"/>
        <table:database-range table:name="__Anonymous_Sheet_DB__3" table:target-range-address="'Test Reports'.A1:'Test Reports'.I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3T11:41:24.787000000</dc:date>
    <meta:editing-duration>PT16H29M38S</meta:editing-duration>
    <meta:editing-cycles>4</meta:editing-cycles>
    <meta:generator>LibreOffice/7.4.2.3$Windows_X86_64 LibreOffice_project/382eef1f22670f7f4118c8c2dd222ec7ad009daf</meta:generator>
    <meta:document-statistic meta:table-count="5" meta:cell-count="532" meta:object-count="0"/>
  </office:meta>
</office:document-meta>
</file>